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co13" style:family="table-column">
      <style:table-column-properties fo:break-before="auto" style:column-width="5.185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 prepara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with oth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ing final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updat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t: 155 hours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12T22:43:34Z</dc:date>
    <meta:editing-cycles>1</meta:editing-cycles>
    <meta:editing-duration>PT243S</meta:editing-duration>
  </office:meta>
</office:document-meta>
</file>